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4" draw:style-name="dp1" draw:master-page-name="標準">
        <draw:path draw:style-name="gr4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5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6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6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6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6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6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6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6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6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6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path draw:style-name="gr8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9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1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8" draw:style-name="dp1" draw:master-page-name="標準">
        <draw:g>
          <draw:path draw:style-name="gr8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2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1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3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2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3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1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5-09-19T09:18:02</dc:date>
    <meta:editing-duration>PT1H26M55S</meta:editing-duration>
    <meta:editing-cycles>2</meta:editing-cycles>
    <meta:generator>OpenOffice/4.1.0$Unix OpenOffice.org_project/410m18$Build-9764</meta:generator>
    <meta:document-statistic meta:object-count="49"/>
  </office:meta>
</office:document-meta>
</file>